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Heading_20_4">
      <style:paragraph-properties fo:break-before="pag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>
      <style:text-properties officeooo:paragraph-rsid="0021924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loext:padding="0.049cm" loext:border="0.06pt solid #d9d9e3"/>
    </style:style>
    <style:style style:name="T5" style:family="text">
      <style:text-properties fo:font-variant="normal" fo:text-transform="none" fo:color="#d1d5db" loext:opacity="100%" style:font-name="S hne" fo:font-size="12pt" fo:letter-spacing="normal" fo:font-style="normal" fo:font-weight="normal"/>
    </style:style>
    <style:style style:name="T6" style:family="text">
      <style:text-properties fo:font-variant="normal" fo:text-transform="none" fo:color="#d1d5db" loext:opacity="100%" fo:letter-spacing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<text:span text:style-name="Strong_20_Emphasis">Hosting Externo:</text:span></text:h>
      <text:p text:style-name="Standard"><text:span text:style-name="Emphasis"><text:span text:style-name="T2">Ventajas:</text:span></text:span></text:p>
      <text:list text:style-name="L1">
        <text:list-item>
          <text:p text:style-name="P2"><text:span text:style-name="T1">Sencillez de uso:</text:span> Los servicios de hosting externo son fáciles de configurar, lo que los hace ideales para principiantes.</text:p>
        </text:list-item>
        <text:list-item>
          <text:p text:style-name="P2"><text:span text:style-name="T1">Acceso desde cualquier lugar:</text:span> Puedes acceder al entorno de desarrollo desde cualquier ubicación con acceso a Internet.</text:p>
        </text:list-item>
        <text:list-item>
          <text:p text:style-name="P2"><text:span text:style-name="Strong_20_Emphasis">Mantenimiento y seguridad gestionados:</text:span> La mayoría de los proveedores se encargan de las actualizaciones y la seguridad del servidor, liberándote de esta responsabilidad.</text:p>
          <text:p text:style-name="P2"/>
        </text:list-item>
      </text:list>
      <text:p text:style-name="Standard"><text:span text:style-name="Emphasis"><text:span text:style-name="T2">Desventajas:</text:span></text:span></text:p>
      <text:list text:style-name="L2">
        <text:list-item>
          <text:p text:style-name="P3"><text:span text:style-name="Strong_20_Emphasis">Costos recurrentes:</text:span> El hosting externo implica gastos mensuales o anuales, lo que puede acumularse con el tiempo.</text:p>
        </text:list-item>
        <text:list-item>
          <text:p text:style-name="P3"><text:span text:style-name="Strong_20_Emphasis">Limitación en personalización:</text:span> Existen restricciones en cuanto a la configuración y el acceso al servidor, lo que puede ser un obstáculo para proyectos altamente personalizados.</text:p>
        </text:list-item>
        <text:list-item>
          <text:p text:style-name="P3"><text:span text:style-name="Strong_20_Emphasis">Rendimiento variable:</text:span> El rendimiento puede verse afectado por otros sitios web alojados en el mismo servidor compartido.</text:p>
        </text:list-item>
      </text:list>
      <text:p text:style-name="Standard"/>
      <text:p text:style-name="P8"><text:span text:style-name="Strong_20_Emphasis"><text:span text:style-name="T10">Ejemplo Práctico:</text:span></text:span> <text:a xlink:type="simple" xlink:href="https://www.siteground.com/" office:target-frame-name="_new" xlink:show="replace" text:style-name="Internet_20_link" text:visited-style-name="Visited_20_Internet_20_Link">SiteGround</text:a> es un proveedor de hosting externo que cumple con los requisitos, ofreciendo soporte para PHP, MySQL/MariaDB, acceso para la edición de código y la capacidad de ejecutar WordPress.</text:p>
      <text:p text:style-name="Standard"/>
      <text:p text:style-name="Standard"><text:span text:style-name="Strong_20_Emphasis"/></text:p>
      <text:h text:style-name="Heading_20_4" text:outline-level="4"><text:span text:style-name="Strong_20_Emphasis">Servidor Web en Local:</text:span></text:h>
      <text:p text:style-name="Standard"><text:span text:style-name="Emphasis"><text:span text:style-name="T2">Ventajas:</text:span></text:span></text:p>
      <text:list text:style-name="L3">
        <text:list-item>
          <text:p text:style-name="P4"><text:span text:style-name="Strong_20_Emphasis">Control absoluto:</text:span> Tienes el control total sobre la configuración y personalización del entorno de desarrollo.</text:p>
        </text:list-item>
        <text:list-item>
          <text:p text:style-name="P4"><text:span text:style-name="Strong_20_Emphasis">Sin costos recurrentes:</text:span> No incurre en gastos mensuales, aparte de la inversión inicial en hardware y software.</text:p>
        </text:list-item>
        <text:list-item>
          <text:p text:style-name="P4"><text:span text:style-name="Strong_20_Emphasis">Desarrollo sin necesidad de conexión a Internet:</text:span> Puedes trabajar en tu proyecto sin depender de una conexión a Internet.</text:p>
          <text:p text:style-name="P4"/>
        </text:list-item>
      </text:list>
      <text:p text:style-name="Standard"><text:span text:style-name="Emphasis"><text:span text:style-name="T2">Desventajas:</text:span></text:span></text:p>
      <text:list text:style-name="L4">
        <text:list-item>
          <text:p text:style-name="P5"><text:span text:style-name="Strong_20_Emphasis">Configuración inicial compleja:</text:span> La configuración inicial puede ser complicada, especialmente para quienes son nuevos en el desarrollo web.</text:p>
        </text:list-item>
        <text:list-item>
          <text:p text:style-name="P5"><text:span text:style-name="Strong_20_Emphasis">Acceso remoto limitado:</text:span> No puedes acceder al entorno desde ubicaciones remotas sin configurar soluciones de acceso remoto.</text:p>
        </text:list-item>
        <text:list-item>
          <text:p text:style-name="P5"><text:span text:style-name="Strong_20_Emphasis">Responsabilidad de seguridad y mantenimiento:</text:span> Debes encargarte de mantener el servidor seguro y actualizado.</text:p>
        </text:list-item>
      </text:list>
      <text:p text:style-name="Standard"/>
      <text:p text:style-name="P8"><text:span text:style-name="Strong_20_Emphasis"><text:span text:style-name="T10">Ejemplo Práctico:</text:span></text:span> Puedes usar <text:a xlink:type="simple" xlink:href="https://www.apachefriends.org/index.html" office:target-frame-name="_new" xlink:show="replace" text:style-name="Internet_20_link" text:visited-style-name="Visited_20_Internet_20_Link">XAMPP</text:a> para configurar un servidor web local con soporte para PHP, MySQL/MariaDB y WordPress.</text:p>
      <text:h text:style-name="P1" text:outline-level="4"><text:span text:style-name="Strong_20_Emphasis">Contenedores Docker:</text:span></text:h>
      <text:p text:style-name="Standard"><text:span text:style-name="Emphasis"><text:span text:style-name="T2">Ventajas:</text:span></text:span></text:p>
      <text:list text:style-name="L5">
        <text:list-item>
          <text:p text:style-name="P6"><text:span text:style-name="Strong_20_Emphasis">Portabilidad: </text:span>Los contenedores Docker son altamente portátiles y pueden ejecutarse en cualquier sistema con Docker instalado.</text:p>
        </text:list-item>
        <text:list-item>
          <text:p text:style-name="P6"><text:span text:style-name="Strong_20_Emphasis">Aislamiento:</text:span> Los contenedores ofrecen un alto grado de aislamiento, lo que evita conflictos entre aplicaciones.</text:p>
        </text:list-item>
        <text:list-item>
          <text:p text:style-name="P6"><text:span text:style-name="Strong_20_Emphasis">Escalabilidad y reproducibilidad:</text:span> Puedes escalar y replicar contenedores con facilidad, y definir tu entorno de desarrollo como código, lo que facilita la reproducción.</text:p>
        </text:list-item>
      </text:list>
      <text:p text:style-name="Standard"/>
      <text:p text:style-name="Standard"><text:span text:style-name="Emphasis"><text:span text:style-name="T2">Desventajas:</text:span></text:span></text:p>
      <text:list text:style-name="L6">
        <text:list-item>
          <text:p text:style-name="P7"><text:span text:style-name="Strong_20_Emphasis">Curva de aprendizaje:</text:span> Requiere tiempo y esfuerzo para aprender a trabajar con Docker y crear imágenes personalizadas.</text:p>
        </text:list-item>
        <text:list-item>
          <text:p text:style-name="P7"><text:span text:style-name="Strong_20_Emphasis">Consumo de recursos:</text:span> Docker puede requerir más recursos en comparación con otras opciones, especialmente al ejecutar múltiples contenedores.</text:p>
        </text:list-item>
        <text:list-item>
          <text:p text:style-name="P7"><text:span text:style-name="Strong_20_Emphasis">Dependencia de Docker:</text:span> Tu entorno de desarrollo depende de Docker, lo que podría ser un obstáculo si no se ajusta bien a tu flujo de trabajo.</text:p>
        </text:list-item>
      </text:list>
      <text:p text:style-name="Standard"/>
      <text:p text:style-name="P8"><text:span text:style-name="Strong_20_Emphasis"><text:span text:style-name="T10">Ejemplo Práctico:</text:span></text:span> Puedes utilizar Docker para crear un entorno de desarrollo que incluye un servidor web con soporte para PHP, una base de datos MySQL/MariaDB y WordPress, utilizando imágenes preconfiguradas disponibles en <text:a xlink:type="simple" xlink:href="https://hub.docker.com/" office:target-frame-name="_new" xlink:show="replace" text:style-name="Internet_20_link" text:visited-style-name="Visited_20_Internet_20_Link">Docker Hub</text:a> o creando tus propias imágenes personalizada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16:45:44.640000000</meta:creation-date>
    <dc:date>2023-10-05T16:56:30.955000000</dc:date>
    <meta:editing-duration>PT10M24S</meta:editing-duration>
    <meta:editing-cycles>3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32" meta:word-count="456" meta:character-count="3079" meta:non-whitespace-character-count="2673"/>
  </office:meta>
</office:document-meta>
</file>